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15.46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73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16.05mm"/>
    </style:style>
    <style:style style:name="co9" style:family="table-column">
      <style:table-column-properties fo:break-before="auto" style:column-width="16.14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26.69mm"/>
    </style:style>
    <style:style style:name="co12" style:family="table-column">
      <style:table-column-properties fo:break-before="auto" style:column-width="31.31mm"/>
    </style:style>
    <style:style style:name="co13" style:family="table-column">
      <style:table-column-properties fo:break-before="auto" style:column-width="27.76mm"/>
    </style:style>
    <style:style style:name="co14" style:family="table-column">
      <style:table-column-properties fo:break-before="auto" style:column-width="26.95mm"/>
    </style:style>
    <style:style style:name="co15" style:family="table-column">
      <style:table-column-properties fo:break-before="auto" style:column-width="33.5mm"/>
    </style:style>
    <style:style style:name="ro1" style:family="table-row">
      <style:table-row-properties style:row-height="9.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2mm" fo:break-before="auto" style:use-optimal-row-height="false"/>
    </style:style>
    <style:style style:name="ro4" style:family="table-row">
      <style:table-row-properties style:row-height="9.42mm" fo:break-before="auto" style:use-optimal-row-height="fals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14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4" style:family="table-cell" style:parent-style-name="Default">
      <style:table-cell-properties fo:background-color="#99ccff" style:text-align-source="fix" style:repeat-content="false" fo:wrap-option="no-wrap" style:vertical-align="middle"/>
      <style:paragraph-properties fo:text-align="center"/>
    </style:style>
    <style:style style:name="ce37" style:family="table-cell" style:parent-style-name="Default">
      <style:table-cell-properties fo:border-bottom="0.06pt solid #000000" fo:background-color="#99ccff" fo:wrap-option="no-wrap" fo:border-left="none" fo:border-right="none" fo:border-top="none"/>
    </style:style>
    <style:style style:name="ce38" style:family="table-cell" style:parent-style-name="Default">
      <style:table-cell-properties fo:wrap-option="no-wrap"/>
    </style:style>
    <style:style style:name="ce39" style:family="table-cell" style:parent-style-name="Default">
      <style:table-cell-properties fo:background-color="#99ccff"/>
    </style:style>
    <style:style style:name="ce40" style:family="table-cell" style:parent-style-name="Default">
      <style:table-cell-properties fo:border-bottom="0.06pt solid #000000" fo:background-color="#99ccff" fo:border-left="none" fo:border-right="none" fo:border-top="none"/>
    </style:style>
    <style:style style:name="ce41" style:family="table-cell" style:parent-style-name="Default" style:data-style-name="N4"/>
    <style:style style:name="ce42" style:family="table-cell" style:parent-style-name="Default" style:data-style-name="N37">
      <style:table-cell-properties fo:background-color="#3faf46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3faf4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3faf46"/>
    </style:style>
    <style:style style:name="ce48" style:family="table-cell" style:parent-style-name="Default">
      <style:table-cell-properties fo:background-color="#3faf46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1"/>
    <style:style style:name="ce50" style:family="table-cell" style:parent-style-name="Default" style:data-style-name="N0"/>
    <style:style style:name="ce16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none" style:vertical-align="middle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729fcf" fo:border-left="none" fo:border-right="none" fo:border-top="none"/>
    </style:style>
    <style:style style:name="ce18" style:family="table-cell" style:parent-style-name="Default">
      <style:table-cell-properties fo:background-color="#729fcf" fo:border="0.06pt solid #000000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729fcf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729fc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24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3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4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729fcf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ackground-color="#729fcf"/>
    </style:style>
    <style:style style:name="ce30" style:family="table-cell" style:parent-style-name="Default">
      <style:table-cell-properties fo:border-bottom="0.06pt solid #000000" fo:background-color="#729fcf" fo:border-left="none" fo:border-right="none" fo:border-top="0.06pt solid #000000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it economy for all time" table:style-name="ta1">
        <table:table-column table:style-name="co1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34" office:value-type="string" calcext:value-type="string" table:number-columns-spanned="3" table:number-rows-spanned="1">
            <text:p>Параметры юнит-экономики за всё время</text:p>
          </table:table-cell>
          <table:covered-table-cell table:number-columns-repeated="2" table:style-name="ce39"/>
          <table:table-cell table:number-columns-repeated="2"/>
        </table:table-row>
        <table:table-row table:style-name="ro1">
          <table:table-cell table:style-name="ce37" office:value-type="string" calcext:value-type="string">
            <text:p>Описание параметра</text:p>
          </table:table-cell>
          <table:table-cell table:style-name="ce40" office:value-type="string" calcext:value-type="string">
            <text:p>Аббревиатура</text:p>
          </table:table-cell>
          <table:table-cell table:style-name="ce40" office:value-type="string" calcext:value-type="string">
            <text:p>Значе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UID в таблице</text:p>
          </table:table-cell>
          <table:table-cell office:value-type="string" calcext:value-type="string">
            <text:p>UIDs</text:p>
          </table:table-cell>
          <table:table-cell office:value-type="float" office:value="3910" calcext:value-type="float">
            <text:p>3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посетителей сайта / User acquisition</text:p>
          </table:table-cell>
          <table:table-cell office:value-type="string" calcext:value-type="string">
            <text:p>UA</text:p>
          </table:table-cell>
          <table:table-cell office:value-type="float" office:value="3637" calcext:value-type="float">
            <text:p>3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рная стоимость привлечения / Acquisition Cost</text:p>
          </table:table-cell>
          <table:table-cell office:value-type="string" calcext:value-type="string">
            <text:p>AC</text:p>
          </table:table-cell>
          <table:table-cell table:style-name="ce41" office:value-type="float" office:value="1366501" calcext:value-type="float">
            <text:p>1,366,50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траты на 1 посетителя / Cost per Acquisition</text:p>
          </table:table-cell>
          <table:table-cell office:value-type="string" calcext:value-type="string">
            <text:p>CPA</text:p>
          </table:table-cell>
          <table:table-cell table:style-name="ce41" table:formula="of:=[.C5]/[.C4]" office:value-type="float" office:value="375.722023645862" calcext:value-type="float">
            <text:p>375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рные продажи в деньгах</text:p>
          </table:table-cell>
          <table:table-cell office:value-type="string" calcext:value-type="string">
            <text:p>Revenue</text:p>
          </table:table-cell>
          <table:table-cell table:style-name="ce41" office:value-type="float" office:value="5126934" calcext:value-type="float">
            <text:p>5,126,93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 продажи</text:p>
          </table:table-cell>
          <table:table-cell office:value-type="string" calcext:value-type="string">
            <text:p>Revenue</text:p>
          </table:table-cell>
          <table:table-cell table:style-name="ce41" table:formula="of:=[.C9]*[.C13]*[.C14]" office:value-type="float" office:value="5126934" calcext:value-type="float">
            <text:p>5,126,93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клиентов (покупателей)</text:p>
          </table:table-cell>
          <table:table-cell office:value-type="string" calcext:value-type="string">
            <text:p>Customers</text:p>
          </table:table-cell>
          <table:table-cell office:value-type="float" office:value="2497" calcext:value-type="float">
            <text:p>2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траты на одного клиента / Customer Acquisition Cost</text:p>
          </table:table-cell>
          <table:table-cell office:value-type="string" calcext:value-type="string">
            <text:p>CAC</text:p>
          </table:table-cell>
          <table:table-cell table:style-name="ce41" table:formula="of:=[.C5]/[.C9]" office:value-type="float" office:value="547.257108530236" calcext:value-type="float">
            <text:p>547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 конверсии (пользователей в покупателей)</text:p>
          </table:table-cell>
          <table:table-cell office:value-type="string" calcext:value-type="string">
            <text:p>C1</text:p>
          </table:table-cell>
          <table:table-cell table:style-name="ce41" table:formula="of:=[.C9]/[.C4]" office:value-type="float" office:value="0.686554852900742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заказов</text:p>
          </table:table-cell>
          <table:table-cell office:value-type="string" calcext:value-type="string">
            <text:p>Payments</text:p>
          </table:table-cell>
          <table:table-cell office:value-type="float" office:value="5878" calcext:value-type="float">
            <text:p>5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казов на клиента / Average Payments count</text:p>
          </table:table-cell>
          <table:table-cell office:value-type="string" calcext:value-type="string">
            <text:p>APC</text:p>
          </table:table-cell>
          <table:table-cell table:style-name="ce41" table:formula="of:=[.C12]/[.C9]" office:value-type="float" office:value="2.35402482979575" calcext:value-type="float">
            <text:p>2.35</text:p>
          </table:table-cell>
          <table:table-cell/>
          <table:table-cell office:value-type="string" calcext:value-type="string">
            <text:p>select count(date)*1.0/count(distinct uid) from prj1.log where event_type = 'purchase';</text:p>
          </table:table-cell>
        </table:table-row>
        <table:table-row table:style-name="ro1">
          <table:table-cell office:value-type="string" calcext:value-type="string">
            <text:p>Средний чек</text:p>
          </table:table-cell>
          <table:table-cell office:value-type="string" calcext:value-type="string">
            <text:p>AvP</text:p>
          </table:table-cell>
          <table:table-cell table:style-name="ce41" table:formula="of:=[.C7]/[.C12]" office:value-type="float" office:value="872.224225927186" calcext:value-type="float">
            <text:p>872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продажи / Cost of Good Sold</text:p>
          </table:table-cell>
          <table:table-cell office:value-type="string" calcext:value-type="string">
            <text:p>COGS</text:p>
          </table:table-cell>
          <table:table-cell table:style-name="ce41" office:value-type="float" office:value="0" calcext:value-type="float">
            <office:annotation draw:style-name="gr1" draw:text-style-name="P2" svg:width="28.99mm" svg:height="17.99mm" svg:x="191.42mm" svg:y="119.33mm" draw:caption-point-x="-6.1mm" draw:caption-point-y="15.1mm">
              <dc:creator>ГДГ</dc:creator>
              <meta:date-string>10.09.2019</meta:date-string>
              <text:p text:style-name="P1"><text:span text:style-name="T1">По условиям </text:span><text:span text:style-name="T1">маржа 100%</text:span></text:p>
            </office:annotation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олнительная себестоимость первой продажи, (кроме COGS)</text:p>
          </table:table-cell>
          <table:table-cell office:value-type="string" calcext:value-type="string">
            <text:p>1sCOGS</text:p>
          </table:table-cell>
          <table:table-cell table:style-name="ce41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Revenue per Customer</text:p>
          </table:table-cell>
          <table:table-cell office:value-type="string" calcext:value-type="string">
            <text:p>ARPC</text:p>
          </table:table-cell>
          <table:table-cell table:style-name="ce41" table:formula="of:=[.C14]*([.C14]-[.C15])-[.C16]" office:value-type="float" office:value="760775.100294279" calcext:value-type="float">
            <text:p>760,775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Revenue per User</text:p>
          </table:table-cell>
          <table:table-cell office:value-type="string" calcext:value-type="string">
            <text:p>ARPU</text:p>
          </table:table-cell>
          <table:table-cell table:style-name="ce41" table:formula="of:=[.C17]*[.C11]" office:value-type="float" office:value="522313.837073086" calcext:value-type="float">
            <text:p>522,313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ibution Margin</text:p>
          </table:table-cell>
          <table:table-cell office:value-type="string" calcext:value-type="string">
            <text:p>CM</text:p>
          </table:table-cell>
          <table:table-cell table:style-name="ce41" table:formula="of:=[.C4]*([.C18]-[.C6])" office:value-type="float" office:value="1898288924.43481" calcext:value-type="float">
            <office:annotation draw:style-name="gr1" draw:text-style-name="P2" svg:width="28.99mm" svg:height="17.99mm" svg:x="191.42mm" svg:y="157.72mm" draw:caption-point-x="-6.1mm" draw:caption-point-y="15.1mm">
              <dc:creator>ГДГ</dc:creator>
              <meta:date-string>10.09.2019</meta:date-string>
              <text:p text:style-name="P1"><text:span text:style-name="T1">Какие-то </text:span><text:span text:style-name="T1">запредельные </text:span><text:span text:style-name="T1">цифры </text:span><text:span text:style-name="T1">получаются.</text:span></text:p>
            </office:annotation>
            <text:p>1,898,288,924.43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Unit Economy by period" table:style-name="ta1">
        <table:table-column table:style-name="co5" table:default-cell-style-name="ce45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3">
          <table:table-cell table:style-name="ce42" office:value-type="string" calcext:value-type="string" table:number-columns-spanned="11" table:number-rows-spanned="1">
            <text:p>Юнит-экономика по месяцам</text:p>
          </table:table-cell>
          <table:covered-table-cell table:number-columns-repeated="10" table:style-name="ce47"/>
          <table:table-cell table:number-columns-repeated="3"/>
        </table:table-row>
        <table:table-row table:style-name="ro3">
          <table:table-cell table:style-name="ce43" office:value-type="string" calcext:value-type="string">
            <text:p>Показатель</text:p>
          </table:table-cell>
          <table:table-cell table:style-name="ce48" office:value-type="string" calcext:value-type="string" table:number-columns-spanned="3" table:number-rows-spanned="1">
            <text:p>Месяц</text:p>
          </table:table-cell>
          <table:covered-table-cell table:number-columns-repeated="2" table:style-name="ce47"/>
          <table:table-cell table:style-name="ce47" table:number-columns-repeated="7"/>
          <table:table-cell table:number-columns-repeated="3"/>
        </table:table-row>
        <table:table-row table:style-name="ro3">
          <table:table-cell table:style-name="ce44"/>
          <table:table-cell table:style-name="ce44" office:value-type="string" calcext:value-type="string">
            <text:p>Январь</text:p>
          </table:table-cell>
          <table:table-cell table:style-name="ce47" office:value-type="string" calcext:value-type="string">
            <text:p>Февраль</text:p>
          </table:table-cell>
          <table:table-cell table:style-name="ce47" office:value-type="string" calcext:value-type="string">
            <text:p>Март</text:p>
          </table:table-cell>
          <table:table-cell table:style-name="ce47" table:number-columns-repeated="7"/>
          <table:table-cell table:number-columns-repeated="3"/>
        </table:table-row>
        <table:table-row table:style-name="ro3">
          <table:table-cell office:value-type="string" calcext:value-type="string">
            <text:p>Посетители сайта</text:p>
          </table:table-cell>
          <table:table-cell office:value-type="float" office:value="12300" calcext:value-type="float">
            <office:annotation draw:style-name="gr2" draw:text-style-name="P2" svg:width="28.99mm" svg:height="57.31mm" svg:x="73.41mm" svg:y="1.56mm" draw:caption-point-x="-6.1mm" draw:caption-point-y="15.1mm">
              <dc:creator>Г</dc:creator>
              <meta:date-string>08.09.2019</meta:date-string>
              <text:p text:style-name="P1"><text:span text:style-name="T1">select count(*) </text:span><text:span text:style-name="T1">from prj1.log </text:span><text:span text:style-name="T1">where month=3 </text:span><text:span text:style-name="T1">and sum is null;</text:span><text:span text:style-name="T1"><text:line-break/></text:span><text:span text:style-name="T1"><text:line-break/></text:span><text:span text:style-name="T1">Почему так? </text:span><text:span text:style-name="T1">Потому что </text:span><text:span text:style-name="T1">иначе </text:span><text:span text:style-name="T1">пользователь </text:span><text:span text:style-name="T1">считается </text:span><text:span text:style-name="T1">дважды, при </text:span><text:span text:style-name="T1">открытии </text:span><text:span text:style-name="T1">страницы и при </text:span><text:span text:style-name="T1">покупке.</text:span></text:p>
            </office:annotation>
            <text:p>12300</text:p>
          </table:table-cell>
          <table:table-cell table:style-name="ce45" office:value-type="float" office:value="15539" calcext:value-type="float">
            <text:p>15539</text:p>
          </table:table-cell>
          <table:table-cell office:value-type="float" office:value="2058" calcext:value-type="float">
            <text:p>2058</text:p>
          </table:table-cell>
          <table:table-cell/>
          <table:table-cell office:value-type="string" calcext:value-type="string">
            <text:p>select count(*) from prj1.log where month=1 and sum is null;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Заказы</text:p>
          </table:table-cell>
          <table:table-cell office:value-type="float" office:value="2353" calcext:value-type="float">
            <text:p>2353</text:p>
          </table:table-cell>
          <table:table-cell office:value-type="float" office:value="3093" calcext:value-type="float">
            <text:p>3093</text:p>
          </table:table-cell>
          <table:table-cell table:style-name="ce45" office:value-type="float" office:value="432" calcext:value-type="float">
            <text:p>432</text:p>
          </table:table-cell>
          <table:table-cell table:style-name="ce45"/>
          <table:table-cell office:value-type="string" calcext:value-type="string">
            <text:p>select count(*) from prj1.log where month=2 and sum is not null;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Покупатели (клиенты)</text:p>
          </table:table-cell>
          <table:table-cell office:value-type="float" office:value="1252" calcext:value-type="float">
            <text:p>1252</text:p>
          </table:table-cell>
          <table:table-cell office:value-type="float" office:value="1426" calcext:value-type="float">
            <text:p>1426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45" office:value-type="string" calcext:value-type="string">
            <text:p>select count(distinct uid) from prj1.log where month=2 and sum is not null;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Среднее кол-во заказов на клиента</text:p>
          </table:table-cell>
          <table:table-cell office:value-type="float" office:value="1.879" calcext:value-type="float">
            <text:p>1.879</text:p>
          </table:table-cell>
          <table:table-cell office:value-type="float" office:value="2.169" calcext:value-type="float">
            <text:p>2.169</text:p>
          </table:table-cell>
          <table:table-cell office:value-type="float" office:value="1.317" calcext:value-type="float">
            <text:p>1.317</text:p>
          </table:table-cell>
          <table:table-cell/>
          <table:table-cell office:value-type="string" calcext:value-type="string">
            <text:p>select count(*)*1.0/count(distinct uid) as orders_per_buyer from prj1.log where month=1 and sum is not null;</text:p>
          </table:table-cell>
          <table:table-cell table:style-name="ce45"/>
          <table:table-cell table:number-columns-repeated="7"/>
        </table:table-row>
        <table:table-row table:style-name="ro3">
          <table:table-cell office:value-type="string" calcext:value-type="string">
            <text:p>Коэффициент конверсии</text:p>
          </table:table-cell>
          <table:table-cell table:style-name="ce49" table:formula="of:=[.B6]/[.B4]" office:value-type="percentage" office:value="0.101788617886179" calcext:value-type="percentage">
            <text:p>10.18%</text:p>
          </table:table-cell>
          <table:table-cell table:style-name="ce49" table:formula="of:=[.C6]/[.C4]" office:value-type="percentage" office:value="0.0917690971104962" calcext:value-type="percentage">
            <text:p>9.18%</text:p>
          </table:table-cell>
          <table:table-cell table:style-name="ce49" table:formula="of:=[.D6]/[.D4]" office:value-type="percentage" office:value="0.159378036929057" calcext:value-type="percentage">
            <text:p>15.94%</text:p>
          </table:table-cell>
          <table:table-cell table:style-name="ce49"/>
          <table:table-cell table:number-columns-repeated="2"/>
          <table:table-cell table:style-name="ce45"/>
          <table:table-cell table:number-columns-repeated="6"/>
        </table:table-row>
        <table:table-row table:style-name="ro3">
          <table:table-cell office:value-type="string" calcext:value-type="string">
            <text:p>Выручка</text:p>
          </table:table-cell>
          <table:table-cell office:value-type="float" office:value="2030789" calcext:value-type="float">
            <text:p>2030789</text:p>
          </table:table-cell>
          <table:table-cell office:value-type="float" office:value="2710774" calcext:value-type="float">
            <text:p>2710774</text:p>
          </table:table-cell>
          <table:table-cell office:value-type="float" office:value="385371" calcext:value-type="float">
            <text:p>385371</text:p>
          </table:table-cell>
          <table:table-cell/>
          <table:table-cell office:value-type="string" calcext:value-type="string">
            <text:p>select sum(sum) as monthly_revenue from prj1.log where month=2 and sum is not null;</text:p>
          </table:table-cell>
          <table:table-cell table:number-columns-repeated="2"/>
          <table:table-cell table:style-name="ce45"/>
          <table:table-cell table:number-columns-repeated="5"/>
        </table:table-row>
        <table:table-row table:style-name="ro3">
          <table:table-cell office:value-type="string" calcext:value-type="string">
            <text:p>Средний чек</text:p>
          </table:table-cell>
          <table:table-cell table:style-name="ce41" table:formula="of:=[.B9]/[.B5]" office:value-type="float" office:value="863.06374840629" calcext:value-type="float">
            <text:p>863.06</text:p>
          </table:table-cell>
          <table:table-cell table:style-name="ce41" table:formula="of:=[.C9]/[.C5]" office:value-type="float" office:value="876.422243776269" calcext:value-type="float">
            <text:p>876.42</text:p>
          </table:table-cell>
          <table:table-cell table:style-name="ce41" table:formula="of:=[.D9]/[.D5]" office:value-type="float" office:value="892.0625" calcext:value-type="float">
            <text:p>892.06</text:p>
          </table:table-cell>
          <table:table-cell table:style-name="ce41"/>
          <table:table-cell table:number-columns-repeated="4"/>
          <table:table-cell table:style-name="ce45"/>
          <table:table-cell table:number-columns-repeated="4"/>
        </table:table-row>
        <table:table-row table:style-name="ro4">
          <table:table-cell office:value-type="string" calcext:value-type="string">
            <text:p>Средняя выручка с клиента</text:p>
          </table:table-cell>
          <table:table-cell table:formula="of:=[.B7]*[.B10]" office:value-type="float" office:value="1621.69678325542" calcext:value-type="float">
            <text:p>1621.69678325542</text:p>
          </table:table-cell>
          <table:table-cell table:formula="of:=[.C7]*[.C10]" office:value-type="float" office:value="1900.95984675073" calcext:value-type="float">
            <text:p>1900.95984675073</text:p>
          </table:table-cell>
          <table:table-cell table:formula="of:=[.D7]*[.D10]" office:value-type="float" office:value="1174.8463125" calcext:value-type="float">
            <text:p>1174.8463125</text:p>
          </table:table-cell>
          <table:table-cell/>
          <table:table-cell office:value-type="string" calcext:value-type="string">
            <text:p>Маржа 100%</text:p>
          </table:table-cell>
          <table:table-cell table:number-columns-repeated="4"/>
          <table:table-cell table:style-name="ce45"/>
          <table:table-cell table:number-columns-repeated="3"/>
        </table:table-row>
        <table:table-row table:style-name="ro3">
          <table:table-cell office:value-type="string" calcext:value-type="string">
            <text:p>Валовая выручка</text:p>
          </table:table-cell>
          <table:table-cell table:formula="of:=[.B6]*[.B11]" office:value-type="float" office:value="2030364.37263578" calcext:value-type="float">
            <text:p>2030364.37263578</text:p>
          </table:table-cell>
          <table:table-cell table:formula="of:=[.C6]*[.C11]" office:value-type="float" office:value="2710768.74146654" calcext:value-type="float">
            <text:p>2710768.74146654</text:p>
          </table:table-cell>
          <table:table-cell table:formula="of:=[.D6]*[.D11]" office:value-type="float" office:value="385349.5905" calcext:value-type="float">
            <text:p>385349.5905</text:p>
          </table:table-cell>
          <table:table-cell table:number-columns-repeated="7"/>
          <table:table-cell table:style-name="ce45"/>
          <table:table-cell table:number-columns-repeated="2"/>
        </table:table-row>
        <table:table-row table:style-name="ro3">
          <table:table-cell office:value-type="string" calcext:value-type="string">
            <text:p>Стоимость привлечения</text:p>
          </table:table-cell>
          <table:table-cell office:value-type="float" office:value="698848" calcext:value-type="float">
            <text:p>698848</text:p>
          </table:table-cell>
          <table:table-cell office:value-type="float" office:value="555524" calcext:value-type="float">
            <text:p>555524</text:p>
          </table:table-cell>
          <table:table-cell office:value-type="float" office:value="17624" calcext:value-type="float">
            <text:p>17624</text:p>
          </table:table-cell>
          <table:table-cell/>
          <table:table-cell office:value-type="string" calcext:value-type="string">
            <text:p>select sum(cost) from prj1.user where start_mon=1;</text:p>
          </table:table-cell>
          <table:table-cell table:number-columns-repeated="6"/>
          <table:table-cell table:style-name="ce45"/>
          <table:table-cell/>
        </table:table-row>
        <table:table-row table:style-name="ro3">
          <table:table-cell office:value-type="string" calcext:value-type="string">
            <text:p>Прибыль</text:p>
          </table:table-cell>
          <table:table-cell table:formula="of:=[.B12]-[.B13]" office:value-type="float" office:value="1331516.37263578" calcext:value-type="float">
            <text:p>1331516.37263578</text:p>
          </table:table-cell>
          <table:table-cell table:formula="of:=[.C12]-[.C13]" office:value-type="float" office:value="2155244.74146654" calcext:value-type="float">
            <text:p>2155244.74146654</text:p>
          </table:table-cell>
          <table:table-cell table:formula="of:=[.D12]-[.D13]" office:value-type="float" office:value="367725.5905" calcext:value-type="float">
            <text:p>367725.5905</text:p>
          </table:table-cell>
          <table:table-cell table:number-columns-repeated="9"/>
          <table:table-cell table:style-name="ce45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ce46" office:value-type="string" calcext:value-type="string" table:number-columns-spanned="11" table:number-rows-spanned="1">
            <text:p>Юнит-экономика по неделям</text:p>
          </table:table-cell>
          <table:covered-table-cell table:number-columns-repeated="10" table:style-name="ce47"/>
          <table:table-cell table:number-columns-repeated="3"/>
        </table:table-row>
        <table:table-row table:style-name="ro3">
          <table:table-cell table:style-name="ce47" office:value-type="string" calcext:value-type="string">
            <text:p>Показатель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Посетители сайта</text:p>
          </table:table-cell>
          <table:table-cell office:value-type="float" office:value="1368" calcext:value-type="float">
            <text:p>1368</text:p>
          </table:table-cell>
          <table:table-cell office:value-type="float" office:value="2706" calcext:value-type="float">
            <text:p>2706</text:p>
          </table:table-cell>
          <table:table-cell office:value-type="float" office:value="2933" calcext:value-type="float">
            <text:p>2933</text:p>
          </table:table-cell>
          <table:table-cell office:value-type="float" office:value="2843" calcext:value-type="float">
            <text:p>2843</text:p>
          </table:table-cell>
          <table:table-cell office:value-type="float" office:value="3537" calcext:value-type="float">
            <text:p>3537</text:p>
          </table:table-cell>
          <table:table-cell office:value-type="float" office:value="4169" calcext:value-type="float">
            <text:p>4169</text:p>
          </table:table-cell>
          <table:table-cell office:value-type="float" office:value="3711" calcext:value-type="float">
            <text:p>3711</text:p>
          </table:table-cell>
          <table:table-cell office:value-type="float" office:value="3881" calcext:value-type="float">
            <text:p>3881</text:p>
          </table:table-cell>
          <table:table-cell office:value-type="float" office:value="3718" calcext:value-type="float">
            <text:p>3718</text:p>
          </table:table-cell>
          <table:table-cell office:value-type="float" office:value="1031" calcext:value-type="float">
            <text:p>103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Заказы</text:p>
          </table:table-cell>
          <table:table-cell office:value-type="float" office:value="266" calcext:value-type="float">
            <text:p>266</text:p>
          </table:table-cell>
          <table:table-cell office:value-type="float" office:value="521" calcext:value-type="float">
            <text:p>521</text:p>
          </table:table-cell>
          <table:table-cell office:value-type="float" office:value="549" calcext:value-type="float">
            <text:p>549</text:p>
          </table:table-cell>
          <table:table-cell office:value-type="float" office:value="582" calcext:value-type="float">
            <text:p>582</text:p>
          </table:table-cell>
          <table:table-cell office:value-type="float" office:value="632" calcext:value-type="float">
            <text:p>632</text:p>
          </table:table-cell>
          <table:table-cell office:value-type="float" office:value="811" calcext:value-type="float">
            <text:p>811</text:p>
          </table:table-cell>
          <table:table-cell office:value-type="float" office:value="779" calcext:value-type="float">
            <text:p>779</text:p>
          </table:table-cell>
          <table:table-cell office:value-type="float" office:value="766" calcext:value-type="float">
            <text:p>766</text:p>
          </table:table-cell>
          <table:table-cell office:value-type="float" office:value="751" calcext:value-type="float">
            <text:p>751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Покупатели (клиенты)</text:p>
          </table:table-cell>
          <table:table-cell office:value-type="float" office:value="188" calcext:value-type="float">
            <text:p>188</text:p>
          </table:table-cell>
          <table:table-cell office:value-type="float" office:value="370" calcext:value-type="float">
            <text:p>370</text:p>
          </table:table-cell>
          <table:table-cell office:value-type="float" office:value="391" calcext:value-type="float">
            <text:p>391</text:p>
          </table:table-cell>
          <table:table-cell office:value-type="float" office:value="409" calcext:value-type="float">
            <text:p>409</text:p>
          </table:table-cell>
          <table:table-cell office:value-type="float" office:value="460" calcext:value-type="float">
            <text:p>460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реднее кол-во заказов на клиента</text:p>
          </table:table-cell>
          <table:table-cell table:style-name="ce41" table:formula="of:=[.B20]/[.B21]" office:value-type="float" office:value="1.41489361702128" calcext:value-type="float">
            <text:p>1.41</text:p>
          </table:table-cell>
          <table:table-cell table:style-name="ce41" table:formula="of:=[.C20]/[.C21]" office:value-type="float" office:value="1.40810810810811" calcext:value-type="float">
            <text:p>1.41</text:p>
          </table:table-cell>
          <table:table-cell table:style-name="ce41" table:formula="of:=[.D20]/[.D21]" office:value-type="float" office:value="1.40409207161125" calcext:value-type="float">
            <text:p>1.40</text:p>
          </table:table-cell>
          <table:table-cell table:style-name="ce41" table:formula="of:=[.E20]/[.E21]" office:value-type="float" office:value="1.42298288508557" calcext:value-type="float">
            <text:p>1.42</text:p>
          </table:table-cell>
          <table:table-cell table:style-name="ce41" table:formula="of:=[.F20]/[.F21]" office:value-type="float" office:value="1.37391304347826" calcext:value-type="float">
            <text:p>1.37</text:p>
          </table:table-cell>
          <table:table-cell table:style-name="ce41" table:formula="of:=[.G20]/[.G21]" office:value-type="float" office:value="1.44563279857398" calcext:value-type="float">
            <text:p>1.45</text:p>
          </table:table-cell>
          <table:table-cell table:style-name="ce41" table:formula="of:=[.H20]/[.H21]" office:value-type="float" office:value="1.50968992248062" calcext:value-type="float">
            <text:p>1.51</text:p>
          </table:table-cell>
          <table:table-cell table:style-name="ce41" table:formula="of:=[.I20]/[.I21]" office:value-type="float" office:value="1.48449612403101" calcext:value-type="float">
            <text:p>1.48</text:p>
          </table:table-cell>
          <table:table-cell table:style-name="ce41" table:formula="of:=[.J20]/[.J21]" office:value-type="float" office:value="1.49007936507937" calcext:value-type="float">
            <text:p>1.49</text:p>
          </table:table-cell>
          <table:table-cell table:style-name="ce41" table:formula="of:=[.K20]/[.K21]" office:value-type="float" office:value="1.15104166666667" calcext:value-type="float">
            <text:p>1.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Коэффициент конверсии</text:p>
          </table:table-cell>
          <table:table-cell table:style-name="ce49" table:formula="of:=[.B21]/[.B19]" office:value-type="percentage" office:value="0.137426900584795" calcext:value-type="percentage">
            <text:p>13.74%</text:p>
          </table:table-cell>
          <table:table-cell table:style-name="ce49" table:formula="of:=[.C21]/[.C19]" office:value-type="percentage" office:value="0.136733185513673" calcext:value-type="percentage">
            <text:p>13.67%</text:p>
          </table:table-cell>
          <table:table-cell table:style-name="ce49" table:formula="of:=[.D21]/[.D19]" office:value-type="percentage" office:value="0.133310603477668" calcext:value-type="percentage">
            <text:p>13.33%</text:p>
          </table:table-cell>
          <table:table-cell table:style-name="ce49" table:formula="of:=[.E21]/[.E19]" office:value-type="percentage" office:value="0.143862117481534" calcext:value-type="percentage">
            <text:p>14.39%</text:p>
          </table:table-cell>
          <table:table-cell table:style-name="ce49" table:formula="of:=[.F21]/[.F19]" office:value-type="percentage" office:value="0.130053717839977" calcext:value-type="percentage">
            <text:p>13.01%</text:p>
          </table:table-cell>
          <table:table-cell table:style-name="ce49" table:formula="of:=[.G21]/[.G19]" office:value-type="percentage" office:value="0.134564643799472" calcext:value-type="percentage">
            <text:p>13.46%</text:p>
          </table:table-cell>
          <table:table-cell table:style-name="ce49" table:formula="of:=[.H21]/[.H19]" office:value-type="percentage" office:value="0.139046079223929" calcext:value-type="percentage">
            <text:p>13.90%</text:p>
          </table:table-cell>
          <table:table-cell table:style-name="ce49" table:formula="of:=[.I21]/[.I19]" office:value-type="percentage" office:value="0.13295542385983" calcext:value-type="percentage">
            <text:p>13.30%</text:p>
          </table:table-cell>
          <table:table-cell table:style-name="ce49" table:formula="of:=[.J21]/[.J19]" office:value-type="percentage" office:value="0.135556750941366" calcext:value-type="percentage">
            <text:p>13.56%</text:p>
          </table:table-cell>
          <table:table-cell table:style-name="ce49" table:formula="of:=[.K21]/[.K19]" office:value-type="percentage" office:value="0.186226964112512" calcext:value-type="percentage">
            <text:p>18.62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Выручка</text:p>
          </table:table-cell>
          <table:table-cell office:value-type="float" office:value="229921" calcext:value-type="float">
            <text:p>229921</text:p>
          </table:table-cell>
          <table:table-cell office:value-type="float" office:value="448045" calcext:value-type="float">
            <text:p>448045</text:p>
          </table:table-cell>
          <table:table-cell office:value-type="float" office:value="486286" calcext:value-type="float">
            <text:p>486286</text:p>
          </table:table-cell>
          <table:table-cell office:value-type="float" office:value="492553" calcext:value-type="float">
            <text:p>492553</text:p>
          </table:table-cell>
          <table:table-cell office:value-type="float" office:value="549571" calcext:value-type="float">
            <text:p>549571</text:p>
          </table:table-cell>
          <table:table-cell office:value-type="float" office:value="706358" calcext:value-type="float">
            <text:p>706358</text:p>
          </table:table-cell>
          <table:table-cell office:value-type="float" office:value="690746" calcext:value-type="float">
            <text:p>690746</text:p>
          </table:table-cell>
          <table:table-cell office:value-type="float" office:value="665119" calcext:value-type="float">
            <text:p>665119</text:p>
          </table:table-cell>
          <table:table-cell table:style-name="ce50" office:value-type="float" office:value="660812" calcext:value-type="float">
            <text:p>660812</text:p>
          </table:table-cell>
          <table:table-cell office:value-type="float" office:value="549571" calcext:value-type="float">
            <text:p>54957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Средний чек</text:p>
          </table:table-cell>
          <table:table-cell table:style-name="ce41" table:formula="of:=[.B24]/[.B20]" office:value-type="float" office:value="864.364661654135" calcext:value-type="float">
            <text:p>864.36</text:p>
          </table:table-cell>
          <table:table-cell table:style-name="ce41" table:formula="of:=[.C24]/[.C20]" office:value-type="float" office:value="859.971209213052" calcext:value-type="float">
            <text:p>859.97</text:p>
          </table:table-cell>
          <table:table-cell table:style-name="ce41" table:formula="of:=[.D24]/[.D20]" office:value-type="float" office:value="885.766848816029" calcext:value-type="float">
            <text:p>885.77</text:p>
          </table:table-cell>
          <table:table-cell table:style-name="ce41" table:formula="of:=[.E24]/[.E20]" office:value-type="float" office:value="846.310996563574" calcext:value-type="float">
            <text:p>846.31</text:p>
          </table:table-cell>
          <table:table-cell table:style-name="ce41" table:formula="of:=[.F24]/[.F20]" office:value-type="float" office:value="869.574367088608" calcext:value-type="float">
            <text:p>869.57</text:p>
          </table:table-cell>
          <table:table-cell table:style-name="ce41" table:formula="of:=[.G24]/[.G20]" office:value-type="float" office:value="870.971639950678" calcext:value-type="float">
            <text:p>870.97</text:p>
          </table:table-cell>
          <table:table-cell table:style-name="ce41" table:formula="of:=[.H24]/[.H20]" office:value-type="float" office:value="886.708600770218" calcext:value-type="float">
            <text:p>886.71</text:p>
          </table:table-cell>
          <table:table-cell table:style-name="ce41" table:formula="of:=[.I24]/[.I20]" office:value-type="float" office:value="868.301566579635" calcext:value-type="float">
            <text:p>868.30</text:p>
          </table:table-cell>
          <table:table-cell table:style-name="ce41" table:formula="of:=[.J24]/[.J20]" office:value-type="float" office:value="879.909454061252" calcext:value-type="float">
            <text:p>879.91</text:p>
          </table:table-cell>
          <table:table-cell table:style-name="ce41" table:formula="of:=[.K24]/[.K20]" office:value-type="float" office:value="2486.74660633484" calcext:value-type="float">
            <text:p>2,486.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редняя выручка с клиента</text:p>
          </table:table-cell>
          <table:table-cell table:style-name="ce41" table:formula="of:=[.B25]*[.B22]" office:value-type="float" office:value="1222.98404255319" calcext:value-type="float">
            <text:p>1,222.98</text:p>
          </table:table-cell>
          <table:table-cell table:style-name="ce41" table:formula="of:=[.C25]*[.C22]" office:value-type="float" office:value="1210.93243243243" calcext:value-type="float">
            <text:p>1,210.93</text:p>
          </table:table-cell>
          <table:table-cell table:style-name="ce41" table:formula="of:=[.D25]*[.D22]" office:value-type="float" office:value="1243.69820971867" calcext:value-type="float">
            <text:p>1,243.70</text:p>
          </table:table-cell>
          <table:table-cell table:style-name="ce41" table:formula="of:=[.E25]*[.E22]" office:value-type="float" office:value="1204.28606356968" calcext:value-type="float">
            <text:p>1,204.29</text:p>
          </table:table-cell>
          <table:table-cell table:style-name="ce41" table:formula="of:=[.F25]*[.F22]" office:value-type="float" office:value="1194.71956521739" calcext:value-type="float">
            <text:p>1,194.72</text:p>
          </table:table-cell>
          <table:table-cell table:style-name="ce41" table:formula="of:=[.G25]*[.G22]" office:value-type="float" office:value="1259.10516934046" calcext:value-type="float">
            <text:p>1,259.11</text:p>
          </table:table-cell>
          <table:table-cell table:style-name="ce41" table:formula="of:=[.H25]*[.H22]" office:value-type="float" office:value="1338.65503875969" calcext:value-type="float">
            <text:p>1,338.66</text:p>
          </table:table-cell>
          <table:table-cell table:style-name="ce41" table:formula="of:=[.I25]*[.I22]" office:value-type="float" office:value="1288.99031007752" calcext:value-type="float">
            <text:p>1,288.99</text:p>
          </table:table-cell>
          <table:table-cell table:style-name="ce41" table:formula="of:=[.J25]*[.J22]" office:value-type="float" office:value="1311.13492063492" calcext:value-type="float">
            <text:p>1,311.13</text:p>
          </table:table-cell>
          <table:table-cell table:style-name="ce41" table:formula="of:=[.K25]*[.K22]" office:value-type="float" office:value="2862.34895833333" calcext:value-type="float">
            <text:p>2,862.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Валовая выручка</text:p>
          </table:table-cell>
          <table:table-cell table:formula="of:=[.B26]*[.B21]" office:value-type="float" office:value="229921" calcext:value-type="float">
            <text:p>229921</text:p>
          </table:table-cell>
          <table:table-cell table:formula="of:=[.C26]*[.C21]" office:value-type="float" office:value="448044.999999999" calcext:value-type="float">
            <text:p>448044.999999999</text:p>
          </table:table-cell>
          <table:table-cell table:formula="of:=[.D26]*[.D21]" office:value-type="float" office:value="486286" calcext:value-type="float">
            <text:p>486286</text:p>
          </table:table-cell>
          <table:table-cell table:formula="of:=[.E26]*[.E21]" office:value-type="float" office:value="492552.999999999" calcext:value-type="float">
            <text:p>492552.999999999</text:p>
          </table:table-cell>
          <table:table-cell table:formula="of:=[.F26]*[.F21]" office:value-type="float" office:value="549570.999999999" calcext:value-type="float">
            <text:p>549570.999999999</text:p>
          </table:table-cell>
          <table:table-cell table:formula="of:=[.G26]*[.G21]" office:value-type="float" office:value="706357.999999998" calcext:value-type="float">
            <text:p>706357.999999998</text:p>
          </table:table-cell>
          <table:table-cell table:formula="of:=[.H26]*[.H21]" office:value-type="float" office:value="690746" calcext:value-type="float">
            <text:p>690746</text:p>
          </table:table-cell>
          <table:table-cell table:formula="of:=[.I26]*[.I21]" office:value-type="float" office:value="665119" calcext:value-type="float">
            <text:p>665119</text:p>
          </table:table-cell>
          <table:table-cell table:formula="of:=[.J26]*[.J21]" office:value-type="float" office:value="660812" calcext:value-type="float">
            <text:p>660812</text:p>
          </table:table-cell>
          <table:table-cell table:formula="of:=[.K26]*[.K21]" office:value-type="float" office:value="549570.999999999" calcext:value-type="float">
            <text:p>549570.99999999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Стоимость привлечения</text:p>
          </table:table-cell>
          <table:table-cell office:value-type="float" office:value="134820" calcext:value-type="float">
            <text:p>134820</text:p>
          </table:table-cell>
          <table:table-cell office:value-type="float" office:value="165191" calcext:value-type="float">
            <text:p>165191</text:p>
          </table:table-cell>
          <table:table-cell office:value-type="float" office:value="120432" calcext:value-type="float">
            <text:p>120432</text:p>
          </table:table-cell>
          <table:table-cell office:value-type="float" office:value="121212" calcext:value-type="float">
            <text:p>121212</text:p>
          </table:table-cell>
          <table:table-cell office:value-type="float" office:value="175685" calcext:value-type="float">
            <text:p>175685</text:p>
          </table:table-cell>
          <table:table-cell office:value-type="float" office:value="189669" calcext:value-type="float">
            <text:p>189669</text:p>
          </table:table-cell>
          <table:table-cell office:value-type="float" office:value="106530" calcext:value-type="float">
            <text:p>106530</text:p>
          </table:table-cell>
          <table:table-cell office:value-type="float" office:value="138506" calcext:value-type="float">
            <text:p>138506</text:p>
          </table:table-cell>
          <table:table-cell office:value-type="float" office:value="114109" calcext:value-type="float">
            <text:p>114109</text:p>
          </table:table-cell>
          <table:table-cell office:value-type="float" office:value="5842" calcext:value-type="float">
            <text:p>584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Прибыль</text:p>
          </table:table-cell>
          <table:table-cell table:formula="of:=[.B27]-[.B28]" office:value-type="float" office:value="95100.9999999997" calcext:value-type="float">
            <text:p>95100.9999999997</text:p>
          </table:table-cell>
          <table:table-cell table:formula="of:=[.C27]-[.C28]" office:value-type="float" office:value="282853.999999999" calcext:value-type="float">
            <text:p>282853.999999999</text:p>
          </table:table-cell>
          <table:table-cell table:formula="of:=[.D27]-[.D28]" office:value-type="float" office:value="365854" calcext:value-type="float">
            <text:p>365854</text:p>
          </table:table-cell>
          <table:table-cell table:formula="of:=[.E27]-[.E28]" office:value-type="float" office:value="371340.999999999" calcext:value-type="float">
            <text:p>371340.999999999</text:p>
          </table:table-cell>
          <table:table-cell table:formula="of:=[.F27]-[.F28]" office:value-type="float" office:value="373885.999999999" calcext:value-type="float">
            <text:p>373885.999999999</text:p>
          </table:table-cell>
          <table:table-cell table:formula="of:=[.G27]-[.G28]" office:value-type="float" office:value="516688.999999998" calcext:value-type="float">
            <text:p>516688.999999998</text:p>
          </table:table-cell>
          <table:table-cell table:formula="of:=[.H27]-[.H28]" office:value-type="float" office:value="584216" calcext:value-type="float">
            <text:p>584216</text:p>
          </table:table-cell>
          <table:table-cell table:formula="of:=[.I27]-[.I28]" office:value-type="float" office:value="526613" calcext:value-type="float">
            <text:p>526613</text:p>
          </table:table-cell>
          <table:table-cell table:formula="of:=[.J27]-[.J28]" office:value-type="float" office:value="546703" calcext:value-type="float">
            <text:p>546703</text:p>
          </table:table-cell>
          <table:table-cell table:formula="of:=[.K27]-[.K28]" office:value-type="float" office:value="543728.999999999" calcext:value-type="float">
            <text:p>543728.999999999</text:p>
          </table:table-cell>
          <table:table-cell table:number-columns-repeated="3"/>
        </table:table-row>
      </table:table>
      <table:table table:name="SQL code" table:style-name="ta1">
        <table:table-column table:style-name="co4" table:default-cell-style-name="ce45"/>
        <table:table-column table:style-name="co4" table:default-cell-style-name="Default"/>
        <table:table-row table:style-name="ro2">
          <table:table-cell office:value-type="string" calcext:value-type="string">
            <text:p>Пользователи</text:p>
          </table:table-cell>
          <table:table-cell office:value-type="string" calcext:value-type="string">
            <text:p>select count(*) from prj1.log where month=1 and sum is null;</text:p>
          </table:table-cell>
        </table:table-row>
        <table:table-row table:style-name="ro2">
          <table:table-cell office:value-type="string" calcext:value-type="string">
            <text:p>Заказы</text:p>
          </table:table-cell>
          <table:table-cell office:value-type="string" calcext:value-type="string">
            <text:p>select count(*) from prj1.log where month=2 and sum is not null;</text:p>
          </table:table-cell>
        </table:table-row>
        <table:table-row table:style-name="ro2">
          <table:table-cell office:value-type="string" calcext:value-type="string">
            <text:p>Покупатели</text:p>
          </table:table-cell>
          <table:table-cell office:value-type="string" calcext:value-type="string">
            <text:p>select count(distinct uid) from prj1.log where month=3 and sum is not null;</text:p>
          </table:table-cell>
        </table:table-row>
        <table:table-row table:style-name="ro5">
          <table:table-cell office:value-type="string" calcext:value-type="string">
            <text:p>Среднее кол-во заказов на покупателя</text:p>
          </table:table-cell>
          <table:table-cell/>
        </table:table-row>
        <table:table-row table:style-name="ro6">
          <table:table-cell office:value-type="string" calcext:value-type="string">
            <text:p>Коэффициент конверсии</text:p>
          </table:table-cell>
          <table:table-cell/>
        </table:table-row>
        <table:table-row table:style-name="ro2">
          <table:table-cell office:value-type="string" calcext:value-type="string">
            <text:p>Выручка</text:p>
          </table:table-cell>
          <table:table-cell/>
        </table:table-row>
        <table:table-row table:style-name="ro2">
          <table:table-cell office:value-type="string" calcext:value-type="string">
            <text:p>Средний чек</text:p>
          </table:table-cell>
          <table:table-cell/>
        </table:table-row>
        <table:table-row table:style-name="ro7">
          <table:table-cell office:value-type="string" calcext:value-type="string">
            <text:p>Средняя выручка с платящего пользователя</text:p>
          </table:table-cell>
          <table:table-cell/>
        </table:table-row>
        <table:table-row table:style-name="ro6">
          <table:table-cell office:value-type="string" calcext:value-type="string">
            <text:p>Валовая выручка</text:p>
          </table:table-cell>
          <table:table-cell/>
        </table:table-row>
        <table:table-row table:style-name="ro6">
          <table:table-cell office:value-type="string" calcext:value-type="string">
            <text:p>Стоимость привлечения</text:p>
          </table:table-cell>
          <table:table-cell/>
        </table:table-row>
        <table:table-row table:style-name="ro2">
          <table:table-cell office:value-type="string" calcext:value-type="string">
            <text:p>Прибыль</text:p>
          </table:table-cell>
          <table:table-cell/>
        </table:table-row>
      </table:table>
      <table:table table:name="Когортный анализ по неделям" table:style-name="ta1">
        <table:table-column table:style-name="co9" table:default-cell-style-name="ce33"/>
        <table:table-column table:style-name="co10" table:default-cell-style-name="Default"/>
        <table:table-column table:style-name="co11" table:default-cell-style-name="ce49"/>
        <table:table-column table:style-name="co12" table:default-cell-style-name="Default"/>
        <table:table-column table:style-name="co13" table:default-cell-style-name="ce41"/>
        <table:table-column table:style-name="co4" table:default-cell-style-name="Default"/>
        <table:table-column table:style-name="co4" table:default-cell-style-name="ce41"/>
        <table:table-column table:style-name="co13" table:default-cell-style-name="Default"/>
        <table:table-column table:style-name="co4" table:default-cell-style-name="ce36"/>
        <table:table-column table:style-name="co4" table:default-cell-style-name="ce41"/>
        <table:table-column table:style-name="co4" table:default-cell-style-name="Default"/>
        <table:table-column table:style-name="co14" table:default-cell-style-name="ce41"/>
        <table:table-column table:style-name="co15" table:default-cell-style-name="Default"/>
        <table:table-column table:style-name="co4" table:default-cell-style-name="ce50"/>
        <table:table-column table:style-name="co4" table:default-cell-style-name="Default"/>
        <table:table-row table:style-name="ro8">
          <table:table-cell table:style-name="ce16" office:value-type="string" calcext:value-type="string" table:number-columns-spanned="14" table:number-rows-spanned="1">
            <text:p>Аналитика за всё время существования когорт</text:p>
          </table:table-cell>
          <table:covered-table-cell table:number-columns-repeated="13" table:style-name="ce20"/>
          <table:table-cell table:style-name="ce29"/>
        </table:table-row>
        <table:table-row table:style-name="ro9">
          <table:table-cell table:style-name="ce17"/>
          <table:table-cell table:style-name="ce20" office:value-type="string" calcext:value-type="string">
            <text:p>кол-во посетителей</text:p>
          </table:table-cell>
          <table:table-cell table:style-name="ce20" office:value-type="string" calcext:value-type="string">
            <text:p>конверсия посетителей в клиентов</text:p>
          </table:table-cell>
          <table:table-cell table:style-name="ce20" office:value-type="string" calcext:value-type="string">
            <text:p>кол-во клиентов</text:p>
          </table:table-cell>
          <table:table-cell table:style-name="ce20" office:value-type="string" calcext:value-type="string">
            <text:p>средний чек</text:p>
          </table:table-cell>
          <table:table-cell table:style-name="ce20" office:value-type="string" calcext:value-type="string">
            <text:p>издержки на каждой продаже</text:p>
          </table:table-cell>
          <table:table-cell table:style-name="ce20" office:value-type="string" calcext:value-type="string">
            <text:p>среднее число сделок на клиента</text:p>
          </table:table-cell>
          <table:table-cell table:style-name="ce20" office:value-type="string" calcext:value-type="string">
            <text:p>доп. издержки первой продажи</text:p>
          </table:table-cell>
          <table:table-cell table:style-name="ce20" office:value-type="string" calcext:value-type="string">
            <text:p>валовая прибыль на клиента</text:p>
          </table:table-cell>
          <table:table-cell table:style-name="ce20" office:value-type="string" calcext:value-type="string">
            <text:p>Валовая прибыль на посетителя</text:p>
          </table:table-cell>
          <table:table-cell table:style-name="ce20" office:value-type="string" calcext:value-type="string">
            <text:p>Расходы на привлечение посетителей</text:p>
          </table:table-cell>
          <table:table-cell table:style-name="ce20" office:value-type="string" calcext:value-type="string">
            <text:p>стоимость привлечения одного клиента</text:p>
          </table:table-cell>
          <table:table-cell table:style-name="ce20" office:value-type="string" calcext:value-type="string">
            <text:p>стоимость привлечения одного посетителя</text:p>
          </table:table-cell>
          <table:table-cell table:style-name="ce27" office:value-type="string" calcext:value-type="string">
            <text:p>Contribution Margin</text:p>
          </table:table-cell>
          <table:table-cell table:style-name="ce30"/>
        </table:table-row>
        <table:table-row table:style-name="ro2">
          <table:table-cell table:style-name="ce18" office:value-type="string" calcext:value-type="string">
            <text:p>Когорта</text:p>
          </table:table-cell>
          <table:table-cell table:style-name="ce21" office:value-type="string" calcext:value-type="string">
            <text:p>ua</text:p>
          </table:table-cell>
          <table:table-cell table:style-name="ce21" office:value-type="string" calcext:value-type="string">
            <text:p>c1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avp</text:p>
          </table:table-cell>
          <table:table-cell table:style-name="ce21" office:value-type="string" calcext:value-type="string">
            <text:p>cogs</text:p>
          </table:table-cell>
          <table:table-cell table:style-name="ce21" office:value-type="string" calcext:value-type="string">
            <text:p>apc</text:p>
          </table:table-cell>
          <table:table-cell table:style-name="ce21" office:value-type="string" calcext:value-type="string">
            <text:p>1scogs</text:p>
          </table:table-cell>
          <table:table-cell table:style-name="ce21" office:value-type="string" calcext:value-type="string">
            <text:p>arpc</text:p>
          </table:table-cell>
          <table:table-cell table:style-name="ce21" office:value-type="string" calcext:value-type="string">
            <text:p>arpu</text:p>
          </table:table-cell>
          <table:table-cell table:style-name="ce21" office:value-type="string" calcext:value-type="string">
            <text:p>ac</text:p>
          </table:table-cell>
          <table:table-cell table:style-name="ce21" office:value-type="string" calcext:value-type="string">
            <text:p>cac</text:p>
          </table:table-cell>
          <table:table-cell table:style-name="ce21" office:value-type="string" calcext:value-type="string">
            <text:p>cpa</text:p>
          </table:table-cell>
          <table:table-cell table:style-name="ce21" office:value-type="string" calcext:value-type="string">
            <text:p>cm</text:p>
          </table:table-cell>
          <table:table-cell table:style-name="ce29" office:value-type="string" calcext:value-type="string">
            <text:p>ROMI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table:formula="of:=[.D4]/[.B4]" office:value-type="percentage" office:value="0.700787401574803" calcext:value-type="percentage">
            <text:p>70.08%</text:p>
          </table:table-cell>
          <table:table-cell office:value-type="float" office:value="267" calcext:value-type="float">
            <text:p>267</text:p>
          </table:table-cell>
          <table:table-cell table:style-name="Default" office:value-type="float" office:value="896.69" calcext:value-type="float">
            <text:p>896.69</text:p>
          </table:table-cell>
          <table:table-cell office:value-type="float" office:value="0" calcext:value-type="float">
            <text:p>0</text:p>
          </table:table-cell>
          <table:table-cell office:value-type="float" office:value="2.62546816479401" calcext:value-type="float">
            <text:p>2.63</text:p>
          </table:table-cell>
          <table:table-cell office:value-type="float" office:value="0" calcext:value-type="float">
            <text:p>0</text:p>
          </table:table-cell>
          <table:table-cell table:formula="of:=([.E4]-[.F4])*[.G4]-[.H4]" office:value-type="float" office:value="2354.23104868914" calcext:value-type="float">
            <text:p>2,354.23</text:p>
          </table:table-cell>
          <table:table-cell table:formula="of:=[.I4]*[.C4]" office:value-type="float" office:value="1649.81545931759" calcext:value-type="float">
            <text:p>1,649.82</text:p>
          </table:table-cell>
          <table:table-cell office:value-type="float" office:value="134820" calcext:value-type="float">
            <text:p>134820</text:p>
          </table:table-cell>
          <table:table-cell table:formula="of:=IF([.D4]&gt;0;[.K4]/[.D4];0)" office:value-type="float" office:value="504.943820224719" calcext:value-type="float">
            <text:p>504.94</text:p>
          </table:table-cell>
          <table:table-cell table:style-name="ce41" office:value-type="float" office:value="353.858267716535" calcext:value-type="float">
            <text:p>353.86</text:p>
          </table:table-cell>
          <table:table-cell table:style-name="Default" table:formula="of:=[.B4]*([.J4]-[.M4])" office:value-type="float" office:value="493759.690000001" calcext:value-type="float">
            <text:p>493759.69000000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table:formula="of:=[.D5]/[.B5]" office:value-type="percentage" office:value="0.716386554621849" calcext:value-type="percentage">
            <text:p>71.64%</text:p>
          </table:table-cell>
          <table:table-cell office:value-type="float" office:value="341" calcext:value-type="float">
            <text:p>341</text:p>
          </table:table-cell>
          <table:table-cell office:value-type="float" office:value="852.65548098434" calcext:value-type="float">
            <text:p>852.66</text:p>
          </table:table-cell>
          <table:table-cell office:value-type="float" office:value="0" calcext:value-type="float">
            <text:p>0</text:p>
          </table:table-cell>
          <table:table-cell office:value-type="float" office:value="2.6217008797654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table:formula="of:=([.E5]-[.F5])*[.G5]-[.H5]" office:value-type="float" office:value="2235.40762463343" calcext:value-type="float">
            <text:p>2,235.41</text:p>
          </table:table-cell>
          <table:table-cell table:formula="of:=[.I5]*[.C5]" office:value-type="float" office:value="1601.41596638655" calcext:value-type="float">
            <text:p>1,601.42</text:p>
          </table:table-cell>
          <table:table-cell office:value-type="float" office:value="165191" calcext:value-type="float">
            <text:p>165191</text:p>
          </table:table-cell>
          <table:table-cell table:formula="of:=IF([.D5]&gt;0;[.K5]/[.D5];0)" office:value-type="float" office:value="484.431085043988" calcext:value-type="float">
            <text:p>484.43</text:p>
          </table:table-cell>
          <table:table-cell table:formula="of:=IF([.B5]&gt;0;[.K5]/[.B5];0)" office:value-type="float" office:value="347.039915966387" calcext:value-type="float">
            <text:p>347.039915966387</text:p>
          </table:table-cell>
          <table:table-cell table:formula="of:=[.B5]*([.J5]-[.M5])" office:value-type="float" office:value="597083" calcext:value-type="float">
            <text:p>59708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table:formula="of:=[.D6]/[.B6]" office:value-type="percentage" office:value="0.697058823529412" calcext:value-type="percentage">
            <text:p>69.71%</text:p>
          </table:table-cell>
          <table:table-cell office:value-type="float" office:value="237" calcext:value-type="float">
            <text:p>237</text:p>
          </table:table-cell>
          <table:table-cell office:value-type="float" office:value="886.500851788756" calcext:value-type="float">
            <text:p>886.50</text:p>
          </table:table-cell>
          <table:table-cell office:value-type="float" office:value="0" calcext:value-type="float">
            <text:p>0</text:p>
          </table:table-cell>
          <table:table-cell office:value-type="float" office:value="2.47679324894515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table:formula="of:=([.E6]-[.F6])*[.G6]-[.H6]" office:value-type="float" office:value="2195.67932489451" calcext:value-type="float">
            <text:p>2,195.68</text:p>
          </table:table-cell>
          <table:table-cell table:formula="of:=[.I6]*[.C6]" office:value-type="float" office:value="1530.51764705882" calcext:value-type="float">
            <text:p>1,530.52</text:p>
          </table:table-cell>
          <table:table-cell office:value-type="float" office:value="120432" calcext:value-type="float">
            <text:p>120432</text:p>
          </table:table-cell>
          <table:table-cell table:formula="of:=IF([.D6]&gt;0;[.K6]/[.D6];0)" office:value-type="float" office:value="508.151898734177" calcext:value-type="float">
            <text:p>508.15</text:p>
          </table:table-cell>
          <table:table-cell table:formula="of:=IF([.B6]&gt;0;[.K6]/[.B6];0)" office:value-type="float" office:value="354.211764705882" calcext:value-type="float">
            <text:p>354.211764705882</text:p>
          </table:table-cell>
          <table:table-cell table:formula="of:=[.B6]*([.J6]-[.M6])" office:value-type="float" office:value="399944" calcext:value-type="float">
            <text:p>39994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  <table:table-cell table:formula="of:=[.D7]/[.B7]" office:value-type="percentage" office:value="0.763688760806916" calcext:value-type="percentage">
            <text:p>76.37%</text:p>
          </table:table-cell>
          <table:table-cell office:value-type="float" office:value="265" calcext:value-type="float">
            <text:p>265</text:p>
          </table:table-cell>
          <table:table-cell office:value-type="float" office:value="865.677265500795" calcext:value-type="float">
            <text:p>865.68</text:p>
          </table:table-cell>
          <table:table-cell office:value-type="float" office:value="0" calcext:value-type="float">
            <text:p>0</text:p>
          </table:table-cell>
          <table:table-cell office:value-type="float" office:value="2.37358490566038" calcext:value-type="float">
            <text:p>2.37</text:p>
          </table:table-cell>
          <table:table-cell office:value-type="float" office:value="0" calcext:value-type="float">
            <text:p>0</text:p>
          </table:table-cell>
          <table:table-cell table:formula="of:=([.E7]-[.F7])*[.G7]-[.H7]" office:value-type="float" office:value="2054.75849056604" calcext:value-type="float">
            <text:p>2,054.76</text:p>
          </table:table-cell>
          <table:table-cell table:formula="of:=[.I7]*[.C7]" office:value-type="float" office:value="1569.19596541787" calcext:value-type="float">
            <text:p>1,569.20</text:p>
          </table:table-cell>
          <table:table-cell office:value-type="float" office:value="121212" calcext:value-type="float">
            <text:p>121212</text:p>
          </table:table-cell>
          <table:table-cell table:formula="of:=IF([.D7]&gt;0;[.K7]/[.D7];0)" office:value-type="float" office:value="457.403773584906" calcext:value-type="float">
            <text:p>457.40</text:p>
          </table:table-cell>
          <table:table-cell table:formula="of:=IF([.B7]&gt;0;[.K7]/[.B7];0)" office:value-type="float" office:value="349.314121037464" calcext:value-type="float">
            <text:p>349.314121037464</text:p>
          </table:table-cell>
          <table:table-cell table:formula="of:=[.B7]*([.J7]-[.M7])" office:value-type="float" office:value="423299" calcext:value-type="float">
            <text:p>42329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  <table:table-cell table:formula="of:=[.D8]/[.B8]" office:value-type="percentage" office:value="0.688888888888889" calcext:value-type="percentage">
            <text:p>68.89%</text:p>
          </table:table-cell>
          <table:table-cell office:value-type="float" office:value="341" calcext:value-type="float">
            <text:p>341</text:p>
          </table:table-cell>
          <table:table-cell office:value-type="float" office:value="893.192401960784" calcext:value-type="float">
            <text:p>893.19</text:p>
          </table:table-cell>
          <table:table-cell office:value-type="float" office:value="0" calcext:value-type="float">
            <text:p>0</text:p>
          </table:table-cell>
          <table:table-cell office:value-type="float" office:value="2.39296187683284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table:formula="of:=([.E8]-[.F8])*[.G8]-[.H8]" office:value-type="float" office:value="2137.37536656891" calcext:value-type="float">
            <text:p>2,137.38</text:p>
          </table:table-cell>
          <table:table-cell table:formula="of:=[.I8]*[.C8]" office:value-type="float" office:value="1472.41414141414" calcext:value-type="float">
            <text:p>1,472.41</text:p>
          </table:table-cell>
          <table:table-cell office:value-type="float" office:value="175685" calcext:value-type="float">
            <text:p>175685</text:p>
          </table:table-cell>
          <table:table-cell table:formula="of:=IF([.D8]&gt;0;[.K8]/[.D8];0)" office:value-type="float" office:value="515.205278592375" calcext:value-type="float">
            <text:p>515.21</text:p>
          </table:table-cell>
          <table:table-cell table:formula="of:=IF([.B8]&gt;0;[.K8]/[.B8];0)" office:value-type="float" office:value="354.919191919192" calcext:value-type="float">
            <text:p>354.919191919192</text:p>
          </table:table-cell>
          <table:table-cell table:formula="of:=[.B8]*([.J8]-[.M8])" office:value-type="float" office:value="553160" calcext:value-type="float">
            <text:p>55316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48" calcext:value-type="float">
            <text:p>548</text:p>
          </table:table-cell>
          <table:table-cell table:formula="of:=[.D9]/[.B9]" office:value-type="percentage" office:value="0.667883211678832" calcext:value-type="percentage">
            <text:p>66.79%</text:p>
          </table:table-cell>
          <table:table-cell office:value-type="float" office:value="366" calcext:value-type="float">
            <text:p>366</text:p>
          </table:table-cell>
          <table:table-cell office:value-type="float" office:value="860.355408388521" calcext:value-type="float">
            <text:p>860.36</text:p>
          </table:table-cell>
          <table:table-cell office:value-type="float" office:value="0" calcext:value-type="float">
            <text:p>0</text:p>
          </table:table-cell>
          <table:table-cell office:value-type="float" office:value="2.47540983606557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table:formula="of:=([.E9]-[.F9])*[.G9]-[.H9]" office:value-type="float" office:value="2129.73224043716" calcext:value-type="float">
            <text:p>2,129.73</text:p>
          </table:table-cell>
          <table:table-cell table:formula="of:=[.I9]*[.C9]" office:value-type="float" office:value="1422.41240875912" calcext:value-type="float">
            <text:p>1,422.41</text:p>
          </table:table-cell>
          <table:table-cell office:value-type="float" office:value="189669" calcext:value-type="float">
            <text:p>189669</text:p>
          </table:table-cell>
          <table:table-cell table:formula="of:=IF([.D9]&gt;0;[.K9]/[.D9];0)" office:value-type="float" office:value="518.22131147541" calcext:value-type="float">
            <text:p>518.22</text:p>
          </table:table-cell>
          <table:table-cell table:formula="of:=IF([.B9]&gt;0;[.K9]/[.B9];0)" office:value-type="float" office:value="346.111313868613" calcext:value-type="float">
            <text:p>346.111313868613</text:p>
          </table:table-cell>
          <table:table-cell table:formula="of:=[.B9]*([.J9]-[.M9])" office:value-type="float" office:value="589813" calcext:value-type="float">
            <text:p>58981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02" calcext:value-type="float">
            <text:p>302</text:p>
          </table:table-cell>
          <table:table-cell table:formula="of:=[.D10]/[.B10]" office:value-type="percentage" office:value="0.695364238410596" calcext:value-type="percentage">
            <text:p>69.54%</text:p>
          </table:table-cell>
          <table:table-cell office:value-type="float" office:value="210" calcext:value-type="float">
            <text:p>210</text:p>
          </table:table-cell>
          <table:table-cell office:value-type="float" office:value="867.108910891089" calcext:value-type="float">
            <text:p>867.11</text:p>
          </table:table-cell>
          <table:table-cell office:value-type="float" office:value="0" calcext:value-type="float">
            <text:p>0</text:p>
          </table:table-cell>
          <table:table-cell office:value-type="float" office:value="2.4047619047619" calcext:value-type="float">
            <text:p>2.40</text:p>
          </table:table-cell>
          <table:table-cell office:value-type="float" office:value="0" calcext:value-type="float">
            <text:p>0</text:p>
          </table:table-cell>
          <table:table-cell table:formula="of:=([.E10]-[.F10])*[.G10]-[.H10]" office:value-type="float" office:value="2085.19047619048" calcext:value-type="float">
            <text:p>2,085.19</text:p>
          </table:table-cell>
          <table:table-cell table:formula="of:=[.I10]*[.C10]" office:value-type="float" office:value="1449.96688741722" calcext:value-type="float">
            <text:p>1,449.97</text:p>
          </table:table-cell>
          <table:table-cell office:value-type="float" office:value="106530" calcext:value-type="float">
            <text:p>106530</text:p>
          </table:table-cell>
          <table:table-cell table:formula="of:=IF([.D10]&gt;0;[.K10]/[.D10];0)" office:value-type="float" office:value="507.285714285714" calcext:value-type="float">
            <text:p>507.29</text:p>
          </table:table-cell>
          <table:table-cell table:formula="of:=IF([.B10]&gt;0;[.K10]/[.B10];0)" office:value-type="float" office:value="352.748344370861" calcext:value-type="float">
            <text:p>352.748344370861</text:p>
          </table:table-cell>
          <table:table-cell table:formula="of:=[.B10]*([.J10]-[.M10])" office:value-type="float" office:value="331360" calcext:value-type="float">
            <text:p>331360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3" calcext:value-type="float">
            <text:p>403</text:p>
          </table:table-cell>
          <table:table-cell table:formula="of:=[.D11]/[.B11]" office:value-type="percentage" office:value="0.674937965260546" calcext:value-type="percentage">
            <text:p>67.49%</text:p>
          </table:table-cell>
          <table:table-cell office:value-type="float" office:value="272" calcext:value-type="float">
            <text:p>272</text:p>
          </table:table-cell>
          <table:table-cell office:value-type="float" office:value="861.261450381679" calcext:value-type="float">
            <text:p>861.26</text:p>
          </table:table-cell>
          <table:table-cell office:value-type="float" office:value="0" calcext:value-type="float">
            <text:p>0</text:p>
          </table:table-cell>
          <table:table-cell office:value-type="float" office:value="1.92647058823529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table:formula="of:=([.E11]-[.F11])*[.G11]-[.H11]" office:value-type="float" office:value="1659.19485294118" calcext:value-type="float">
            <text:p>1,659.19</text:p>
          </table:table-cell>
          <table:table-cell table:formula="of:=[.I11]*[.C11]" office:value-type="float" office:value="1119.85359801489" calcext:value-type="float">
            <text:p>1,119.85</text:p>
          </table:table-cell>
          <table:table-cell office:value-type="float" office:value="138506" calcext:value-type="float">
            <text:p>138506</text:p>
          </table:table-cell>
          <table:table-cell table:formula="of:=IF([.D11]&gt;0;[.K11]/[.D11];0)" office:value-type="float" office:value="509.213235294118" calcext:value-type="float">
            <text:p>509.21</text:p>
          </table:table-cell>
          <table:table-cell table:formula="of:=IF([.B11]&gt;0;[.K11]/[.B11];0)" office:value-type="float" office:value="343.687344913151" calcext:value-type="float">
            <text:p>343.687344913151</text:p>
          </table:table-cell>
          <table:table-cell table:formula="of:=[.B11]*([.J11]-[.M11])" office:value-type="float" office:value="312795" calcext:value-type="float">
            <text:p>31279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29" calcext:value-type="float">
            <text:p>329</text:p>
          </table:table-cell>
          <table:table-cell table:formula="of:=[.D12]/[.B12]" office:value-type="percentage" office:value="0.580547112462006" calcext:value-type="percentage">
            <text:p>58.05%</text:p>
          </table:table-cell>
          <table:table-cell office:value-type="float" office:value="191" calcext:value-type="float">
            <text:p>191</text:p>
          </table:table-cell>
          <table:table-cell office:value-type="float" office:value="866.37216828479" calcext:value-type="float">
            <text:p>866.37</text:p>
          </table:table-cell>
          <table:table-cell office:value-type="float" office:value="0" calcext:value-type="float">
            <text:p>0</text:p>
          </table:table-cell>
          <table:table-cell office:value-type="float" office:value="1.6178010471204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table:formula="of:=([.E12]-[.F12])*[.G12]-[.H12]" office:value-type="float" office:value="1401.61780104712" calcext:value-type="float">
            <text:p>1,401.62</text:p>
          </table:table-cell>
          <table:table-cell table:formula="of:=[.I12]*[.C12]" office:value-type="float" office:value="813.705167173253" calcext:value-type="float">
            <text:p>813.71</text:p>
          </table:table-cell>
          <table:table-cell office:value-type="float" office:value="114109" calcext:value-type="float">
            <text:p>114109</text:p>
          </table:table-cell>
          <table:table-cell table:formula="of:=IF([.D12]&gt;0;[.K12]/[.D12];0)" office:value-type="float" office:value="597.429319371728" calcext:value-type="float">
            <text:p>597.43</text:p>
          </table:table-cell>
          <table:table-cell table:formula="of:=IF([.B12]&gt;0;[.K12]/[.B12];0)" office:value-type="float" office:value="346.835866261398" calcext:value-type="float">
            <text:p>346.835866261398</text:p>
          </table:table-cell>
          <table:table-cell table:formula="of:=[.B12]*([.J12]-[.M12])" office:value-type="float" office:value="153600" calcext:value-type="float">
            <text:p>15360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D13]/[.B13]" office:value-type="percentage" office:value="0.4375" calcext:value-type="percentage">
            <text:p>43.75%</text:p>
          </table:table-cell>
          <table:table-cell office:value-type="float" office:value="7" calcext:value-type="float">
            <text:p>7</text:p>
          </table:table-cell>
          <table:table-cell office:value-type="float" office:value="852.571428571429" calcext:value-type="float">
            <text:p>852.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E13]-[.F13])*[.G13]-[.H13]" office:value-type="float" office:value="852.571428571429" calcext:value-type="float">
            <text:p>852.57</text:p>
          </table:table-cell>
          <table:table-cell table:formula="of:=[.I13]*[.C13]" office:value-type="float" office:value="373" calcext:value-type="float">
            <text:p>373.00</text:p>
          </table:table-cell>
          <table:table-cell office:value-type="float" office:value="5842" calcext:value-type="float">
            <text:p>5842</text:p>
          </table:table-cell>
          <table:table-cell table:formula="of:=IF([.D13]&gt;0;[.K13]/[.D13];0)" office:value-type="float" office:value="834.571428571429" calcext:value-type="float">
            <text:p>834.57</text:p>
          </table:table-cell>
          <table:table-cell table:formula="of:=IF([.B13]&gt;0;[.K13]/[.B13];0)" office:value-type="float" office:value="365.125" calcext:value-type="float">
            <text:p>365.125</text:p>
          </table:table-cell>
          <table:table-cell table:formula="of:=[.B13]*([.J13]-[.M13])" office:value-type="float" office:value="126.000000000003" calcext:value-type="float">
            <text:p>126.000000000003</text:p>
          </table:table-cell>
          <table:table-cell/>
        </table:table-row>
        <table:table-row table:style-name="ro2">
          <table:table-cell table:style-name="Default"/>
          <table:table-cell table:style-name="ce22" table:formula="of:=SUM([.B4:.B13])" office:value-type="float" office:value="3637" calcext:value-type="float">
            <text:p>3637</text:p>
          </table:table-cell>
          <table:table-cell table:style-name="ce23" table:formula="of:=[.D14]/[.B14]" office:value-type="percentage" office:value="0.686554852900742" calcext:value-type="percentage">
            <text:p>68.66%</text:p>
          </table:table-cell>
          <table:table-cell table:style-name="ce22" table:formula="of:=SUM([.D4:.D13])" office:value-type="float" office:value="2497" calcext:value-type="float">
            <text:p>2497</text:p>
          </table:table-cell>
          <table:table-cell table:style-name="ce24" table:formula="of:=AVERAGE([.E4:.E13])" office:value-type="float" office:value="870.238536675218" calcext:value-type="float">
            <text:p>870.2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AVERAGE([.G4:.G13])" office:value-type="float" office:value="2.1914952452181" calcext:value-type="float">
            <text:p>2.1914952452181</text:p>
          </table:table-cell>
          <table:table-cell table:style-name="ce22" office:value-type="float" office:value="0" calcext:value-type="float">
            <text:p>0</text:p>
          </table:table-cell>
          <table:table-cell table:style-name="ce26" table:formula="of:=([.E14]-[.F14])*[.G14]-[.H14]" office:value-type="float" office:value="1907.1236153293" calcext:value-type="float">
            <text:p>1,907.12</text:p>
          </table:table-cell>
          <table:table-cell table:style-name="ce24" table:formula="of:=[.I14]*[.C14]" office:value-type="float" office:value="1309.34497318594" calcext:value-type="float">
            <text:p>1,309.34</text:p>
          </table:table-cell>
          <table:table-cell table:style-name="ce22" table:formula="of:=SUM([.K4:.K13])" office:value-type="float" office:value="1271996" calcext:value-type="float">
            <text:p>1271996</text:p>
          </table:table-cell>
          <table:table-cell table:style-name="ce24" table:formula="of:=IF([.D14]&gt;0;[.K14]/[.D14];0)" office:value-type="float" office:value="509.409691629956" calcext:value-type="float">
            <text:p>509.41</text:p>
          </table:table-cell>
          <table:table-cell table:style-name="ce22" table:formula="of:=IF([.B14]&gt;0;[.K14]/[.B14];0)" office:value-type="float" office:value="349.737695903217" calcext:value-type="float">
            <text:p>349.737695903217</text:p>
          </table:table-cell>
          <table:table-cell table:style-name="ce28" table:formula="of:=[.B14]*([.J14]-[.M14])" office:value-type="float" office:value="3490091.66747725" calcext:value-type="float">
            <text:p>3490091.66747725</text:p>
          </table:table-cell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4:32:33.882383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 Голуб</meta:initial-creator>
    <meta:creation-date>2019-09-08T21:39:10.505917109</meta:creation-date>
    <dc:date>2019-09-13T17:59:52.928957737</dc:date>
    <dc:creator>Дмитрий Голуб</dc:creator>
    <meta:editing-duration>PT8H35M22S</meta:editing-duration>
    <meta:editing-cycles>16</meta:editing-cycles>
    <meta:generator>LibreOffice/6.2.6.2$Linux_X86_64 LibreOffice_project/20$Build-2</meta:generator>
    <meta:document-statistic meta:table-count="4" meta:cell-count="442" meta:object-count="0"/>
  </office:meta>
</office:document-meta>
</file>